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285" svg:stroke-width="0.019cm" svg:stroke-color="#000000" draw:marker-start="" draw:marker-start-width="0.229cm" draw:marker-start-center="false" draw:marker-end="" draw:marker-end-width="0.229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286" svg:stroke-width="0.019cm" svg:stroke-color="#000000" draw:marker-start="" draw:marker-start-width="0.229cm" draw:marker-start-center="false" draw:marker-end="" draw:marker-end-width="0.229cm" draw:marker-end-center="false" draw:fill="solid" draw:fill-color="#d6a8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287" svg:stroke-width="0.019cm" svg:stroke-color="#000000" draw:marker-start="" draw:marker-start-width="0.229cm" draw:marker-start-center="false" draw:marker-end="" draw:marker-end-width="0.229cm" draw:marker-end-center="false" draw:fill="solid" draw:fill-color="#ec980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8288" svg:stroke-width="0.019cm" svg:stroke-color="#000000" draw:marker-start="" draw:marker-start-width="0.229cm" draw:marker-start-center="false" draw:marker-end="" draw:marker-end-width="0.229cm" draw:marker-end-center="false" draw:fill="solid" draw:fill-color="#0182c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289" svg:stroke-width="0.019cm" svg:stroke-color="#000000" draw:marker-start="" draw:marker-start-width="0.229cm" draw:marker-start-center="false" draw:marker-end="" draw:marker-end-width="0.229cm" draw:marker-end-center="false" draw:fill="solid" draw:fill-color="#e09d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290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829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2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2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29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82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829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29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2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2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30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3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3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830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830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830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830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83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830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830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831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831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831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831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831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831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8316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stroke-dash="Dashed_20__28_var_29__20_8317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none" draw:stroke-dash="Dashed_20__28_var_29__20_8318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83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83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83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83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stroke-dash="Dashed_20__28_var_29__20_832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none" draw:stroke-dash="Dashed_20__28_var_29__20_8324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none" draw:stroke-dash="Dashed_20__28_var_29__20_8325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6a8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e09dc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0" style:family="paragraph">
      <loext:graphic-properties draw:fill="solid" draw:fill-color="#68a22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03cm" svg:height="0.503cm" svg:x="7.432cm" svg:y="16.396cm">
            <text:p/>
          </draw:rect>
          <draw:polygon draw:style-name="gr2" draw:text-style-name="P2" draw:layer="layout" svg:width="1.999cm" svg:height="1.499cm" svg:x="11.935cm" svg:y="14.897cm" svg:viewBox="0 0 2000 1500" draw:points="0,0 2000,0 2000,1500 0,1500">
            <text:p/>
          </draw:polygon>
          <draw:polygon draw:style-name="gr3" draw:text-style-name="P3" draw:layer="layout" svg:width="1.999cm" svg:height="1.999cm" svg:x="6.935cm" svg:y="12.899cm" svg:viewBox="0 0 2000 2000" draw:points="0,1000 1000,0 2000,1000 1000,2000">
            <text:p/>
          </draw:polygon>
          <draw:polygon draw:style-name="gr4" draw:text-style-name="P4" draw:layer="layout" svg:width="0.499cm" svg:height="1.999cm" svg:x="9.435cm" svg:y="13.399cm" svg:viewBox="0 0 500 2000" draw:points="0,500 500,0 500,2000 0,1500">
            <text:p/>
          </draw:polygon>
          <draw:polygon draw:style-name="gr5" draw:text-style-name="P5" draw:layer="layout" svg:width="1.499cm" svg:height="2.499cm" svg:x="10.435cm" svg:y="12.899cm" svg:viewBox="0 0 1500 2500" draw:points="1000,2500 1000,1000 1500,1000 750,0 0,1000 500,1000 500,2500">
            <text:p/>
          </draw:polygon>
          <draw:polygon draw:style-name="gr6" draw:text-style-name="P6" draw:layer="layout" svg:width="0.999cm" svg:height="0.999cm" svg:x="12.435cm" svg:y="15.398cm" svg:viewBox="0 0 1000 1000" draw:points="0,0 1000,0 500,1000">
            <text:p/>
          </draw:polygon>
          <draw:g>
            <draw:line draw:style-name="gr7" draw:text-style-name="P7" draw:layer="layout" svg:x1="6.935cm" svg:y1="12.899cm" svg:x2="6.935cm" svg:y2="16.899cm">
              <text:p/>
            </draw:line>
            <draw:line draw:style-name="gr8" draw:text-style-name="P7" draw:layer="layout" svg:x1="7.435cm" svg:y1="12.899cm" svg:x2="7.435cm" svg:y2="16.899cm">
              <text:p/>
            </draw:line>
            <draw:line draw:style-name="gr9" draw:text-style-name="P7" draw:layer="layout" svg:x1="7.935cm" svg:y1="12.899cm" svg:x2="7.935cm" svg:y2="16.899cm">
              <text:p/>
            </draw:line>
            <draw:line draw:style-name="gr10" draw:text-style-name="P7" draw:layer="layout" svg:x1="8.435cm" svg:y1="12.899cm" svg:x2="8.435cm" svg:y2="16.899cm">
              <text:p/>
            </draw:line>
            <draw:line draw:style-name="gr11" draw:text-style-name="P7" draw:layer="layout" svg:x1="8.935cm" svg:y1="12.899cm" svg:x2="8.935cm" svg:y2="16.899cm">
              <text:p/>
            </draw:line>
            <draw:line draw:style-name="gr12" draw:text-style-name="P7" draw:layer="layout" svg:x1="9.435cm" svg:y1="12.899cm" svg:x2="9.435cm" svg:y2="16.899cm">
              <text:p/>
            </draw:line>
            <draw:line draw:style-name="gr13" draw:text-style-name="P7" draw:layer="layout" svg:x1="9.935cm" svg:y1="12.899cm" svg:x2="9.935cm" svg:y2="16.899cm">
              <text:p/>
            </draw:line>
            <draw:line draw:style-name="gr14" draw:text-style-name="P7" draw:layer="layout" svg:x1="10.435cm" svg:y1="12.899cm" svg:x2="10.435cm" svg:y2="16.899cm">
              <text:p/>
            </draw:line>
            <draw:line draw:style-name="gr15" draw:text-style-name="P7" draw:layer="layout" svg:x1="10.935cm" svg:y1="12.899cm" svg:x2="10.935cm" svg:y2="16.899cm">
              <text:p/>
            </draw:line>
            <draw:line draw:style-name="gr16" draw:text-style-name="P7" draw:layer="layout" svg:x1="11.435cm" svg:y1="12.899cm" svg:x2="11.435cm" svg:y2="16.899cm">
              <text:p/>
            </draw:line>
            <draw:line draw:style-name="gr17" draw:text-style-name="P7" draw:layer="layout" svg:x1="11.935cm" svg:y1="12.899cm" svg:x2="11.935cm" svg:y2="16.899cm">
              <text:p/>
            </draw:line>
            <draw:line draw:style-name="gr18" draw:text-style-name="P7" draw:layer="layout" svg:x1="12.435cm" svg:y1="12.899cm" svg:x2="12.435cm" svg:y2="16.899cm">
              <text:p/>
            </draw:line>
            <draw:line draw:style-name="gr19" draw:text-style-name="P7" draw:layer="layout" svg:x1="12.935cm" svg:y1="12.899cm" svg:x2="12.935cm" svg:y2="16.899cm">
              <text:p/>
            </draw:line>
            <draw:line draw:style-name="gr20" draw:text-style-name="P7" draw:layer="layout" svg:x1="13.435cm" svg:y1="12.899cm" svg:x2="13.435cm" svg:y2="16.899cm">
              <text:p/>
            </draw:line>
            <draw:line draw:style-name="gr21" draw:text-style-name="P7" draw:layer="layout" svg:x1="13.935cm" svg:y1="12.899cm" svg:x2="13.935cm" svg:y2="16.899cm">
              <text:p/>
            </draw:line>
            <draw:line draw:style-name="gr22" draw:text-style-name="P7" draw:layer="layout" svg:x1="14.435cm" svg:y1="12.899cm" svg:x2="14.435cm" svg:y2="16.899cm">
              <text:p/>
            </draw:line>
            <draw:line draw:style-name="gr23" draw:text-style-name="P7" draw:layer="layout" svg:x1="6.935cm" svg:y1="12.899cm" svg:x2="14.435cm" svg:y2="12.899cm">
              <text:p/>
            </draw:line>
            <draw:line draw:style-name="gr24" draw:text-style-name="P7" draw:layer="layout" svg:x1="6.935cm" svg:y1="13.399cm" svg:x2="14.435cm" svg:y2="13.399cm">
              <text:p/>
            </draw:line>
            <draw:line draw:style-name="gr25" draw:text-style-name="P7" draw:layer="layout" svg:x1="6.935cm" svg:y1="13.899cm" svg:x2="14.435cm" svg:y2="13.899cm">
              <text:p/>
            </draw:line>
            <draw:line draw:style-name="gr26" draw:text-style-name="P7" draw:layer="layout" svg:x1="6.935cm" svg:y1="14.398cm" svg:x2="14.435cm" svg:y2="14.398cm">
              <text:p/>
            </draw:line>
            <draw:line draw:style-name="gr27" draw:text-style-name="P7" draw:layer="layout" svg:x1="6.935cm" svg:y1="14.897cm" svg:x2="14.435cm" svg:y2="14.897cm">
              <text:p/>
            </draw:line>
            <draw:line draw:style-name="gr28" draw:text-style-name="P7" draw:layer="layout" svg:x1="6.935cm" svg:y1="15.398cm" svg:x2="14.435cm" svg:y2="15.398cm">
              <text:p/>
            </draw:line>
            <draw:line draw:style-name="gr29" draw:text-style-name="P7" draw:layer="layout" svg:x1="6.935cm" svg:y1="15.899cm" svg:x2="14.435cm" svg:y2="15.899cm">
              <text:p/>
            </draw:line>
            <draw:line draw:style-name="gr30" draw:text-style-name="P7" draw:layer="layout" svg:x1="6.935cm" svg:y1="16.4cm" svg:x2="14.435cm" svg:y2="16.4cm">
              <text:p/>
            </draw:line>
            <draw:line draw:style-name="gr31" draw:text-style-name="P7" draw:layer="layout" svg:x1="6.935cm" svg:y1="16.901cm" svg:x2="14.435cm" svg:y2="16.901cm">
              <text:p/>
            </draw:line>
          </draw:g>
          <draw:frame draw:style-name="gr32" draw:text-style-name="P9" draw:layer="layout" svg:width="0.726cm" svg:height="0.63cm" svg:x="7.559cm" svg:y="13.585cm">
            <draw:text-box>
              <text:p text:style-name="P8"><text:span text:style-name="T1">1</text:span></text:p>
            </draw:text-box>
          </draw:frame>
          <draw:frame draw:style-name="gr33" draw:text-style-name="P9" draw:layer="layout" svg:width="0.726cm" svg:height="0.63cm" svg:x="9.36cm" svg:y="14.384cm">
            <draw:text-box>
              <text:p text:style-name="P8"><text:span text:style-name="T1">2</text:span></text:p>
            </draw:text-box>
          </draw:frame>
          <draw:frame draw:style-name="gr34" draw:text-style-name="P9" draw:layer="layout" svg:width="0.726cm" svg:height="0.63cm" svg:x="10.821cm" svg:y="13.385cm">
            <draw:text-box>
              <text:p text:style-name="P8"><text:span text:style-name="T1">3</text:span></text:p>
            </draw:text-box>
          </draw:frame>
          <draw:g>
            <draw:polygon draw:style-name="gr35" draw:text-style-name="P10" draw:layer="layout" svg:width="0.499cm" svg:height="0.499cm" svg:x="12.435cm" svg:y="13.399cm" svg:viewBox="0 0 500 500" draw:points="500,0 0,0 0,500">
              <text:p/>
            </draw:polygon>
            <draw:polygon draw:style-name="gr36" draw:text-style-name="P10" draw:layer="layout" svg:width="0.499cm" svg:height="0.499cm" draw:transform="rotate (-3.14159265358979) translate (12.935cm 14.3956388888889cm)" svg:viewBox="0 0 500 500" draw:points="0,0 500,0 500,500">
              <text:p/>
            </draw:polygon>
            <draw:polygon draw:style-name="gr37" draw:text-style-name="P10" draw:layer="layout" svg:width="0.499cm" svg:height="0.499cm" svg:x="12.935cm" svg:y="13.399cm" svg:viewBox="0 0 500 500" draw:points="0,0 500,0 500,500">
              <text:p/>
            </draw:polygon>
            <draw:polygon draw:style-name="gr38" draw:text-style-name="P10" draw:layer="layout" svg:width="0.499cm" svg:height="0.499cm" draw:transform="rotate (-3.14159265358979) translate (13.435cm 14.3956388888889cm)" svg:viewBox="0 0 500 500" draw:points="500,0 0,0 0,500">
              <text:p/>
            </draw:polygon>
          </draw:g>
          <draw:frame draw:style-name="gr39" draw:text-style-name="P9" draw:layer="layout" svg:width="0.726cm" svg:height="0.63cm" svg:x="12.576cm" svg:y="13.585cm">
            <draw:text-box>
              <text:p text:style-name="P8"><text:span text:style-name="T1">4</text:span></text:p>
            </draw:text-box>
          </draw:frame>
          <draw:frame draw:style-name="gr40" draw:text-style-name="P9" draw:layer="layout" svg:width="0.726cm" svg:height="0.63cm" svg:x="12.595cm" svg:y="15.421cm">
            <draw:text-box>
              <text:p text:style-name="P8"><text:span text:style-name="T1">5</text:span></text:p>
            </draw:text-box>
          </draw:frame>
          <draw:frame draw:style-name="gr41" draw:text-style-name="P11" draw:layer="layout" svg:width="2.343cm" svg:height="0.63cm" svg:x="7.805cm" svg:y="16.389cm">
            <draw:text-box>
              <text:p text:style-name="P8"><text:span text:style-name="T2">Unité d'ai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285" draw:display-name="Dashed (var) 8285" draw:style="rect" draw:dots1="1" draw:dots1-length="0.003cm" draw:dots2="1" draw:dots2-length="0.003cm" draw:distance="0.003cm"/>
    <draw:stroke-dash draw:name="Dashed_20__28_var_29__20_8286" draw:display-name="Dashed (var) 8286" draw:style="rect" draw:dots1="1" draw:dots1-length="0.006cm" draw:dots2="1" draw:dots2-length="0.006cm" draw:distance="0.006cm"/>
    <draw:stroke-dash draw:name="Dashed_20__28_var_29__20_8287" draw:display-name="Dashed (var) 8287" draw:style="rect" draw:dots1="1" draw:dots1-length="0.006cm" draw:dots2="1" draw:dots2-length="0.006cm" draw:distance="0.006cm"/>
    <draw:stroke-dash draw:name="Dashed_20__28_var_29__20_8288" draw:display-name="Dashed (var) 8288" draw:style="rect" draw:dots1="1" draw:dots1-length="0.006cm" draw:dots2="1" draw:dots2-length="0.006cm" draw:distance="0.006cm"/>
    <draw:stroke-dash draw:name="Dashed_20__28_var_29__20_8289" draw:display-name="Dashed (var) 8289" draw:style="rect" draw:dots1="1" draw:dots1-length="0.006cm" draw:dots2="1" draw:dots2-length="0.006cm" draw:distance="0.006cm"/>
    <draw:stroke-dash draw:name="Dashed_20__28_var_29__20_8290" draw:display-name="Dashed (var) 8290" draw:style="rect" draw:dots1="1" draw:dots1-length="0.006cm" draw:dots2="1" draw:dots2-length="0.006cm" draw:distance="0.006cm"/>
    <draw:stroke-dash draw:name="Dashed_20__28_var_29__20_8291" draw:display-name="Dashed (var) 8291" draw:style="rect" draw:dots1="1" draw:dots1-length="0.006cm" draw:dots2="1" draw:dots2-length="0.006cm" draw:distance="0.006cm"/>
    <draw:stroke-dash draw:name="Dashed_20__28_var_29__20_8292" draw:display-name="Dashed (var) 8292" draw:style="rect" draw:dots1="1" draw:dots1-length="0.006cm" draw:dots2="1" draw:dots2-length="0.006cm" draw:distance="0.006cm"/>
    <draw:stroke-dash draw:name="Dashed_20__28_var_29__20_8293" draw:display-name="Dashed (var) 8293" draw:style="rect" draw:dots1="1" draw:dots1-length="0.006cm" draw:dots2="1" draw:dots2-length="0.006cm" draw:distance="0.006cm"/>
    <draw:stroke-dash draw:name="Dashed_20__28_var_29__20_8294" draw:display-name="Dashed (var) 8294" draw:style="rect" draw:dots1="1" draw:dots1-length="0.006cm" draw:dots2="1" draw:dots2-length="0.006cm" draw:distance="0.006cm"/>
    <draw:stroke-dash draw:name="Dashed_20__28_var_29__20_8295" draw:display-name="Dashed (var) 8295" draw:style="rect" draw:dots1="1" draw:dots1-length="0.006cm" draw:dots2="1" draw:dots2-length="0.006cm" draw:distance="0.006cm"/>
    <draw:stroke-dash draw:name="Dashed_20__28_var_29__20_8296" draw:display-name="Dashed (var) 8296" draw:style="rect" draw:dots1="1" draw:dots1-length="0.006cm" draw:dots2="1" draw:dots2-length="0.006cm" draw:distance="0.006cm"/>
    <draw:stroke-dash draw:name="Dashed_20__28_var_29__20_8297" draw:display-name="Dashed (var) 8297" draw:style="rect" draw:dots1="1" draw:dots1-length="0.006cm" draw:dots2="1" draw:dots2-length="0.006cm" draw:distance="0.006cm"/>
    <draw:stroke-dash draw:name="Dashed_20__28_var_29__20_8298" draw:display-name="Dashed (var) 8298" draw:style="rect" draw:dots1="1" draw:dots1-length="0.006cm" draw:dots2="1" draw:dots2-length="0.006cm" draw:distance="0.006cm"/>
    <draw:stroke-dash draw:name="Dashed_20__28_var_29__20_8299" draw:display-name="Dashed (var) 8299" draw:style="rect" draw:dots1="1" draw:dots1-length="0.006cm" draw:dots2="1" draw:dots2-length="0.006cm" draw:distance="0.006cm"/>
    <draw:stroke-dash draw:name="Dashed_20__28_var_29__20_8300" draw:display-name="Dashed (var) 8300" draw:style="rect" draw:dots1="1" draw:dots1-length="0.006cm" draw:dots2="1" draw:dots2-length="0.006cm" draw:distance="0.006cm"/>
    <draw:stroke-dash draw:name="Dashed_20__28_var_29__20_8301" draw:display-name="Dashed (var) 8301" draw:style="rect" draw:dots1="1" draw:dots1-length="0.006cm" draw:dots2="1" draw:dots2-length="0.006cm" draw:distance="0.006cm"/>
    <draw:stroke-dash draw:name="Dashed_20__28_var_29__20_8302" draw:display-name="Dashed (var) 8302" draw:style="rect" draw:dots1="1" draw:dots1-length="0.006cm" draw:dots2="1" draw:dots2-length="0.006cm" draw:distance="0.006cm"/>
    <draw:stroke-dash draw:name="Dashed_20__28_var_29__20_8303" draw:display-name="Dashed (var) 8303" draw:style="rect" draw:dots1="1" draw:dots1-length="0.006cm" draw:dots2="1" draw:dots2-length="0.006cm" draw:distance="0.006cm"/>
    <draw:stroke-dash draw:name="Dashed_20__28_var_29__20_8304" draw:display-name="Dashed (var) 8304" draw:style="rect" draw:dots1="1" draw:dots1-length="0.006cm" draw:dots2="1" draw:dots2-length="0.006cm" draw:distance="0.006cm"/>
    <draw:stroke-dash draw:name="Dashed_20__28_var_29__20_8305" draw:display-name="Dashed (var) 8305" draw:style="rect" draw:dots1="1" draw:dots1-length="0.006cm" draw:dots2="1" draw:dots2-length="0.006cm" draw:distance="0.006cm"/>
    <draw:stroke-dash draw:name="Dashed_20__28_var_29__20_8306" draw:display-name="Dashed (var) 8306" draw:style="rect" draw:dots1="1" draw:dots1-length="0.006cm" draw:dots2="1" draw:dots2-length="0.006cm" draw:distance="0.006cm"/>
    <draw:stroke-dash draw:name="Dashed_20__28_var_29__20_8307" draw:display-name="Dashed (var) 8307" draw:style="rect" draw:dots1="1" draw:dots1-length="0.006cm" draw:dots2="1" draw:dots2-length="0.006cm" draw:distance="0.006cm"/>
    <draw:stroke-dash draw:name="Dashed_20__28_var_29__20_8308" draw:display-name="Dashed (var) 8308" draw:style="rect" draw:dots1="1" draw:dots1-length="0.006cm" draw:dots2="1" draw:dots2-length="0.006cm" draw:distance="0.006cm"/>
    <draw:stroke-dash draw:name="Dashed_20__28_var_29__20_8309" draw:display-name="Dashed (var) 8309" draw:style="rect" draw:dots1="1" draw:dots1-length="0.006cm" draw:dots2="1" draw:dots2-length="0.006cm" draw:distance="0.006cm"/>
    <draw:stroke-dash draw:name="Dashed_20__28_var_29__20_8310" draw:display-name="Dashed (var) 8310" draw:style="rect" draw:dots1="1" draw:dots1-length="0.006cm" draw:dots2="1" draw:dots2-length="0.006cm" draw:distance="0.006cm"/>
    <draw:stroke-dash draw:name="Dashed_20__28_var_29__20_8311" draw:display-name="Dashed (var) 8311" draw:style="rect" draw:dots1="1" draw:dots1-length="0.006cm" draw:dots2="1" draw:dots2-length="0.006cm" draw:distance="0.006cm"/>
    <draw:stroke-dash draw:name="Dashed_20__28_var_29__20_8312" draw:display-name="Dashed (var) 8312" draw:style="rect" draw:dots1="1" draw:dots1-length="0.006cm" draw:dots2="1" draw:dots2-length="0.006cm" draw:distance="0.006cm"/>
    <draw:stroke-dash draw:name="Dashed_20__28_var_29__20_8313" draw:display-name="Dashed (var) 8313" draw:style="rect" draw:dots1="1" draw:dots1-length="0.006cm" draw:dots2="1" draw:dots2-length="0.006cm" draw:distance="0.006cm"/>
    <draw:stroke-dash draw:name="Dashed_20__28_var_29__20_8314" draw:display-name="Dashed (var) 8314" draw:style="rect" draw:dots1="1" draw:dots1-length="0.006cm" draw:dots2="1" draw:dots2-length="0.006cm" draw:distance="0.006cm"/>
    <draw:stroke-dash draw:name="Dashed_20__28_var_29__20_8315" draw:display-name="Dashed (var) 8315" draw:style="rect" draw:dots1="1" draw:dots1-length="0.006cm" draw:dots2="1" draw:dots2-length="0.006cm" draw:distance="0.006cm"/>
    <draw:stroke-dash draw:name="Dashed_20__28_var_29__20_8316" draw:display-name="Dashed (var) 8316" draw:style="rect" draw:dots1="1" draw:dots1-length="0.006cm" draw:dots2="1" draw:dots2-length="0.006cm" draw:distance="0.006cm"/>
    <draw:stroke-dash draw:name="Dashed_20__28_var_29__20_8317" draw:display-name="Dashed (var) 8317" draw:style="rect" draw:dots1="1" draw:dots1-length="0.006cm" draw:dots2="1" draw:dots2-length="0.006cm" draw:distance="0.006cm"/>
    <draw:stroke-dash draw:name="Dashed_20__28_var_29__20_8318" draw:display-name="Dashed (var) 8318" draw:style="rect" draw:dots1="1" draw:dots1-length="0.006cm" draw:dots2="1" draw:dots2-length="0.006cm" draw:distance="0.006cm"/>
    <draw:stroke-dash draw:name="Dashed_20__28_var_29__20_8319" draw:display-name="Dashed (var) 8319" draw:style="rect" draw:dots1="1" draw:dots1-length="0.006cm" draw:dots2="1" draw:dots2-length="0.006cm" draw:distance="0.006cm"/>
    <draw:stroke-dash draw:name="Dashed_20__28_var_29__20_8320" draw:display-name="Dashed (var) 8320" draw:style="rect" draw:dots1="1" draw:dots1-length="0.006cm" draw:dots2="1" draw:dots2-length="0.006cm" draw:distance="0.006cm"/>
    <draw:stroke-dash draw:name="Dashed_20__28_var_29__20_8321" draw:display-name="Dashed (var) 8321" draw:style="rect" draw:dots1="1" draw:dots1-length="0.006cm" draw:dots2="1" draw:dots2-length="0.006cm" draw:distance="0.006cm"/>
    <draw:stroke-dash draw:name="Dashed_20__28_var_29__20_8322" draw:display-name="Dashed (var) 8322" draw:style="rect" draw:dots1="1" draw:dots1-length="0.006cm" draw:dots2="1" draw:dots2-length="0.006cm" draw:distance="0.006cm"/>
    <draw:stroke-dash draw:name="Dashed_20__28_var_29__20_8323" draw:display-name="Dashed (var) 8323" draw:style="rect" draw:dots1="1" draw:dots1-length="0.006cm" draw:dots2="1" draw:dots2-length="0.006cm" draw:distance="0.006cm"/>
    <draw:stroke-dash draw:name="Dashed_20__28_var_29__20_8324" draw:display-name="Dashed (var) 8324" draw:style="rect" draw:dots1="1" draw:dots1-length="0.006cm" draw:dots2="1" draw:dots2-length="0.006cm" draw:distance="0.006cm"/>
    <draw:stroke-dash draw:name="Dashed_20__28_var_29__20_8325" draw:display-name="Dashed (var) 8325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9:54.611148248</meta:creation-date>
    <dc:date>2018-03-22T11:30:17.476535737</dc:date>
    <meta:editing-duration>PT23S</meta:editing-duration>
    <meta:editing-cycles>1</meta:editing-cycles>
    <meta:document-statistic meta:object-count="44"/>
    <meta:generator>LibreOffice/6.0.0.3$MacOSX_X86_64 LibreOffice_project/64a0f66915f38c6217de274f0aa8e15618924765</meta:generator>
  </office:meta>
</office:document-meta>
</file>